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085" officeooo:paragraph-rsid="00166085"/>
    </style:style>
    <style:style style:name="P2" style:family="paragraph" style:parent-style-name="Standard">
      <style:paragraph-properties fo:text-align="center" style:justify-single-word="false"/>
      <style:text-properties officeooo:rsid="00166085" officeooo:paragraph-rsid="00166085"/>
    </style:style>
    <style:style style:name="P3" style:family="paragraph" style:parent-style-name="Standard">
      <style:text-properties fo:font-weight="bold" officeooo:rsid="00166085" officeooo:paragraph-rsid="0016608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biKwik PG Settlement API </text:p>
      <text:p text:style-name="P3">Signature </text:p>
      <text:p text:style-name="P1"/>
      <text:p text:style-name="P1">Test Server: <text:a xlink:type="simple" xlink:href="http://zaakpaystaging.centralindia.cloudapp.azure.com:8085/">http://zaakpaystaging.centralindia.cloudapp.azure.com:8085</text:a> </text:p>
      <text:p text:style-name="P1">Live Server: <text:a xlink:type="simple" xlink:href="https://pay.mobikwik.com/">https://pay.mobikwik.com</text:a> </text:p>
      <text:p text:style-name="P1"/>
      <text:p text:style-name="P1">{SERVER}/api/v2/getSettlementReport </text:p>
      <text:p text:style-name="P1"/>
      <text:p text:style-name="P3">Sample Request</text:p>
      <text:p text:style-name="P1"/>
      <text:p text:style-name="P1">{ "merchantIdentifier":"8a14bXXXXXXXXXXXXXX544", </text:p>
      <text:p text:style-name="P1">"checksum":"d3b429518XXXXXXXXXXXXXXXXXXX95d31a826aa5ded", "utr_date":"22- </text:p>
      <text:p text:style-name="P1">11-2016" }</text:p>
      <text:p text:style-name="P1"/>
      <text:p text:style-name="P3">Sample Response</text:p>
      <text:p text:style-name="P1"/>
      <text:p text:style-name="P1">{ </text:p>
      <text:p text:style-name="P1"><text:s text:c="4"/>"report": [ </text:p>
      <text:p text:style-name="P1"><text:s text:c="8"/>{ </text:p>
      <text:p text:style-name="P1"><text:s text:c="12"/>"partner_transaction_id": "ZP562fa81badde4", </text:p>
      <text:p text:style-name="P1"><text:s text:c="12"/>"client_transaction_id": "ZTD3D-18-14DF6D95F5F", </text:p>
      <text:p text:style-name="P1"><text:s text:c="12"/>"txn_date": "2018-01-17 20:59:01", </text:p>
      <text:p text:style-name="P1"><text:s text:c="12"/>"amount": "318.90", </text:p>
      <text:p text:style-name="P1"><text:s text:c="12"/>"settlement_date": "2018-01-22", </text:p>
      <text:p text:style-name="P1"><text:s text:c="12"/>"settlement_action": "REFUND", </text:p>
      <text:p text:style-name="P1"><text:s text:c="12"/>"transaction_utr": "CMS745287157", </text:p>
      <text:p text:style-name="P1"><text:s text:c="12"/>"partner_service_fee": "0.0", </text:p>
      <text:p text:style-name="P1"><text:s text:c="12"/>"partner_service_tax": "0.0", </text:p>
      <text:p text:style-name="P1"><text:s text:c="12"/>"settlement_amount": "318.90", </text:p>
      <text:p text:style-name="P1"><text:s text:c="12"/>"rrn": "", </text:p>
      <text:p text:style-name="P1"><text:s text:c="12"/>"arn": "85215228021802487698337" </text:p>
      <text:p text:style-name="P1"><text:s text:c="8"/>}, </text:p>
      <text:p text:style-name="P1"><text:s text:c="8"/>{ </text:p>
      <text:p text:style-name="P1"><text:s text:c="12"/>"partner_transaction_id": "ZP562fefd881409", </text:p>
      <text:p text:style-name="P1"><text:s text:c="12"/>"client_transaction_id": "ZTD3D-18-71653171229", </text:p>
      <text:p text:style-name="P1"><text:s text:c="12"/>"txn_date": "2018-01-18 02:19:58", </text:p>
      <text:p text:style-name="P1"><text:s text:c="12"/>"amount": "169.58", </text:p>
      <text:p text:style-name="P1"><text:s text:c="12"/>"settlement_date": "2018-01-22", </text:p>
      <text:p text:style-name="P1"><text:s text:c="12"/>"settlement_action": "REFUND", </text:p>
      <text:p text:style-name="P1"><text:s text:c="12"/>"transaction_utr": "CMS745287157", </text:p>
      <text:p text:style-name="P1"><text:s text:c="12"/>"partner_service_fee": "0.0", </text:p>
      <text:p text:style-name="P1"><text:s text:c="12"/>"partner_service_tax": "0.0", </text:p>
      <text:p text:style-name="P1"><text:s text:c="12"/>"settlement_amount": "169.58", </text:p>
      <text:p text:style-name="P1"><text:s text:c="12"/>"rrn": "", </text:p>
      <text:p text:style-name="P1"><text:s text:c="12"/>"arn": "74766518021802480946445" </text:p>
      <text:p text:style-name="P1"><text:s text:c="8"/>},</text:p>
      <text:p text:style-name="P1"><text:s/>], </text:p>
      <text:p text:style-name="P1"><text:s text:c="4"/>"responsecode": "100", </text:p>
      <text:p text:style-name="P1"><text:s text:c="4"/>"responsedescription": "Successful" </text:p>
      <text:p text:style-name="P1">}</text:p>
      <text:p text:style-name="P1"/>
      <text:p text:style-name="P1"/>
      <text:p text:style-name="P1"><text:soft-page-break/>Conditions </text:p>
      <text:p text:style-name="P1"/>
      <text:p text:style-name="P1">1. The API can be accesed twice in 1 hour. In case you have exhausted this limit </text:p>
      <text:p text:style-name="P1">then you will to wait for the next cycle. </text:p>
      <text:p text:style-name="P1">2. One day report can be generated in one hit of API. </text:p>
      <text:p text:style-name="P1">3. Date format should be dd-MM-yyyy </text:p>
      <text:p text:style-name="P1">4. Checksum should be calculated using secret key on parameters </text:p>
      <text:p text:style-name="P1">“<text:span text:style-name="T1">merchantIdentifier,utr_date</text:span>”. Make sure the parameters are separated using </text:p>
      <text:p text:style-name="P1">comma. <text:span text:style-name="T2">No need to use “” inverted commas while calculating checks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52:53.003888370</meta:creation-date>
    <dc:date>2018-10-26T14:42:54.600935582</dc:date>
    <meta:editing-duration>PT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52" meta:word-count="159" meta:character-count="1962" meta:non-whitespace-character-count="1476"/>
  </office:meta>
</office:document-meta>
</file>